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fo:min-height="1.997cm"/>
      <style:paragraph-properties style:writing-mode="lr-tb"/>
    </style:style>
    <style:style style:name="gr3" style:family="graphic" style:parent-style-name="standard">
      <style:graphic-properties draw:stroke="solid" draw:fill="none" fo:min-height="5.673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start"/>
    </style:style>
    <style:style style:name="P4" style:family="paragraph"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FC Redundant Control <text:line-break/>using DroneCa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kite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ublished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1">ardupilot.indication.NotifyState</text:span></text:p>
              </text:list-item>
              <text:list-item>
                <text:p text:style-name="P3"><text:span text:style-name="T1">ardupilot.gnss.Status</text:span></text:p>
                <text:p text:style-name="P3"><text:span text:style-name="T1"/></text:p>
              </text:list-item>
              <text:list-item>
                <text:p text:style-name="P3"><text:span text:style-name="T1">uavcan.equipment.gnss.Fix2</text:span></text:p>
              </text:list-item>
              <text:list-item>
                <text:p text:style-name="P3"><text:span text:style-name="T1">uavcan.equipment.safety.ArmingStatus</text:span></text:p>
              </text:list-item>
              <text:list-item>
                <text:p text:style-name="P3"><text:span text:style-name="T1">Uavcan.protocol.NodeStatus</text:span></text:p>
              </text:list-item>
              <text:list-item>
                <text:p text:style-name="P3"><text:span text:style-name="T1">uavcan.equipment.safety.SafetyStatu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de function</text:p>
          </draw:text-box>
        </draw:frame>
        <draw:frame draw:style-name="gr2" draw:text-style-name="P6" draw:layer="layout" svg:width="7.62cm" svg:height="2.247cm" svg:x="0.635cm" svg:y="6.339cm">
          <draw:text-box>
            <text:p text:style-name="P5">// Node Info Server</text:p>
            <text:p text:style-name="P5"><text:span text:style-name="T2">uavcan_protocol_GetNodeInfoRequest</text:span></text:p>
          </draw:text-box>
        </draw:frame>
        <draw:frame draw:style-name="gr3" draw:text-style-name="P6" draw:layer="layout" svg:width="8.89cm" svg:height="5.923cm" svg:x="8.89cm" svg:y="6.339cm">
          <draw:text-box>
            <text:p text:style-name="P5">// incoming messages</text:p>
            <text:p text:style-name="P5"><text:span text:style-name="T2">ardupilot_indication_FcState</text:span></text:p>
            <text:p text:style-name="P5"><text:span text:style-name="T2">ardupilot_indication_Button</text:span></text:p>
            <text:p text:style-name="P5"><text:span text:style-name="T2">ardupilot_equipment_trafficmonitor_TrafficReport</text:span></text:p>
            <text:p text:style-name="P5"><text:span text:style-name="T2">uavcan_equipment_actuator_Status</text:span></text:p>
            <text:p text:style-name="P5"><text:span text:style-name="T2">uavcan_equipment_esc_Status</text:span></text:p>
            <text:p text:style-name="P5"><text:span text:style-name="T2">uavcan_protocol_debug_LogMessage</text:span></text:p>
          </draw:text-box>
        </draw:frame>
        <draw:frame draw:style-name="gr3" draw:text-style-name="P6" draw:layer="layout" svg:width="8.89cm" svg:height="6.343cm" svg:x="18.415cm" svg:y="6.142cm">
          <draw:text-box>
            <text:p text:style-name="P5">// publish</text:p>
            <text:p text:style-name="P5"><text:span text:style-name="T2">uavcan_protocol_NodeStatus</text:span></text:p>
            <text:p text:style-name="P5"><text:span text:style-name="T2">dronecan_protocol_CanStats</text:span></text:p>
            <text:p text:style-name="P5"><text:span text:style-name="T2">dronecan_protocol_Stats</text:span></text:p>
            <text:p text:style-name="P5"><text:span text:style-name="T2">uavcan_equipment_actuator_ArrayCommand</text:span></text:p>
            <text:p text:style-name="P5"><text:span text:style-name="T2">ardupilot_indication_SafetyState</text:span></text:p>
            <text:p text:style-name="P5"><text:span text:style-name="T2">uavcan_equipment_safety_ArmingStatus</text:span></text:p>
            <text:p text:style-name="P5"><text:span text:style-name="T2">ardupilot_indication_NotifySta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9T15:26:33.568903383</meta:creation-date>
    <dc:date>2024-03-04T15:31:20.429042712</dc:date>
    <meta:editing-duration>PT7H14M8S</meta:editing-duration>
    <meta:editing-cycles>2</meta:editing-cycles>
    <meta:generator>LibreOffice/7.3.7.2$Linux_X86_64 LibreOffice_project/30$Build-2</meta:generator>
    <meta:document-statistic meta:object-count="35"/>
  </office:meta>
</office:document-meta>
</file>